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paragraph-properties fo:orphans="0" fo:widows="0"/>
      <style:text-properties style:font-name="Arial" style:font-name-complex="Arial1"/>
    </style:style>
    <style:style style:name="P3" style:family="paragraph" style:parent-style-name="Standard">
      <style:paragraph-properties fo:orphans="0" fo:widows="0"/>
      <style:text-properties style:font-name="Arial" fo:font-size="10pt" style:font-size-asian="10pt" style:font-name-complex="Arial1" style:font-size-complex="10pt"/>
    </style:style>
    <style:style style:name="P4" style:family="paragraph" style:parent-style-name="Standard">
      <style:paragraph-properties fo:orphans="0" fo:widows="0"/>
    </style:style>
    <style:style style:name="P5" style:family="paragraph" style:parent-style-name="Standard" style:master-page-name="Standard">
      <style:paragraph-properties style:page-number="auto"/>
    </style:style>
    <style:style style:name="P6" style:family="paragraph" style:parent-style-name="List_20_Paragraph" style:list-style-name="WWNum2"/>
    <style:style style:name="P7" style:family="paragraph" style:parent-style-name="List_20_Paragraph" style:list-style-name="WWNum8">
      <style:paragraph-properties fo:orphans="0" fo:widows="0"/>
    </style:style>
    <style:style style:name="P8" style:family="paragraph" style:parent-style-name="List_20_Paragraph">
      <style:paragraph-properties fo:margin-left="0in" fo:margin-right="0in" fo:text-indent="0in" style:auto-text-indent="false"/>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 fo:font-size="10pt" style:font-size-asian="10pt" style:font-name-complex="Arial1" style:font-size-complex="10pt"/>
    </style:style>
    <style:style style:name="T5" style:family="text">
      <style:text-properties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SC 330 <text:s text:c="2"/>PROGRAMMING PROJECT </text:span></text:p>
      <text:p text:style-name="Standard"/>
      <text:p text:style-name="Standard"><text:span text:style-name="T2">PART 1:</text:span></text:p>
      <text:p text:style-name="Standard"/>
      <text:p text:style-name="Standard">Design and implement a class representing a<text:span text:style-name="T2"> doubly linked list</text:span>. The class must have the following requirements:</text:p>
      <text:p text:style-name="Standard"/>
      <text:list xml:id="list7047585803202779492" text:style-name="WWNum2">
        <text:list-item>
          <text:p text:style-name="P6">The linked list and the nodes must be implemented <text:s/>as a C++ templates</text:p>
        </text:list-item>
      </text:list>
      <text:list xml:id="list6267717308233061878" text:style-name="WWNum8">
        <text:list-item>
          <text:p text:style-name="P7">The list must be generic – it should not implement arithmetic/logic functions<text:span text:style-name="T4">.</text:span> <text:s/></text:p>
        </text:list-item>
      </text:list>
      <text:list xml:id="list224609411882689" text:continue-list="list7047585803202779492" text:style-name="WWNum2">
        <text:list-item>
          <text:p text:style-name="P6">It must include a destructor and a copy constructor</text:p>
        </text:list-item>
        <text:list-item>
          <text:p text:style-name="P6">It must include methods to insert at the front and at the back of the list</text:p>
        </text:list-item>
        <text:list-item>
          <text:p text:style-name="P6">It must include a method to return the length of the list</text:p>
        </text:list-item>
        <text:list-item>
          <text:p text:style-name="P6">It must provide an iterator-based interface for the user from front to back</text:p>
        </text:list-item>
        <text:list-item>
          <text:p text:style-name="P6">It must include an iterator-based interface for the user from back to front</text:p>
        </text:list-item>
      </text:list>
      <text:p text:style-name="List_20_Paragraph"/>
      <text:p text:style-name="List_20_Paragraph"/>
      <text:p text:style-name="P8"><text:span text:style-name="T2">PART 2:</text:span></text:p>
      <text:p text:style-name="P8"/>
      <text:p text:style-name="Standard">The implementation of the class <text:span text:style-name="T3">LargeInt</text:span><text:span text:style-name="T5"> will use a dynamic physical structure to store the individual digits of an integer, and will provide some basic I/O and arithmetic operations that can be performed on integers. <text:s/></text:span></text:p>
      <text:p text:style-name="Standard">In particular, the class should include:</text:p>
      <text:p text:style-name="Standard"/>
      <text:list xml:id="list4128277492373214130" text:style-name="WWNum1">
        <text:list-item>
          <text:p text:style-name="P1">A default constructor </text:p>
        </text:list-item>
        <text:list-item>
          <text:p text:style-name="P1">Operator functions to overload the operators +, -, *, /, %</text:p>
        </text:list-item>
        <text:list-item>
          <text:p text:style-name="P1">Operator functions to overload the operators ==, &lt;, &lt;=, &gt;, &gt;=</text:p>
        </text:list-item>
        <text:list-item>
          <text:p text:style-name="P1">An operator function to overload the operator &lt;&lt; </text:p>
        </text:list-item>
        <text:list-item>
          <text:p text:style-name="P1">An operator function to overload the operator &gt;&gt; </text:p>
        </text:list-item>
      </text:list>
      <text:p text:style-name="Standard"/>
      <text:p text:style-name="Standard">Note 1: Since the LargeInt class does not contain pointers, there is no need for a copy constructor or a destructor.</text:p>
      <text:p text:style-name="Standard"/>
      <text:p text:style-name="Standard">Note 2: Huge integers may be positive or negative (or zero); </text:p>
      <text:p text:style-name="P2"/>
      <text:p text:style-name="P4">Note 3: Your implementation of the huge integer type must be encapsulated as a C++ class, aggregating a list object for the internal representation of the huge integer value. The huge integer type is not a list, nor does it make sense for it to be derived from a list using inheritance.</text:p>
      <text:p text:style-name="P4"/>
      <text:p text:style-name="P4">Note 4: A<text:bookmark text:name="_GoBack"/>side from list nodes used only within an encapsulating list template, all data members of classes and templates must be private or protected. Friend operators are permissible, but the huge integer type should absolutely not be declared a friend of the list.</text:p>
      <text:p text:style-name="P4"/>
      <text:p text:style-name="P3"/>
      <text:p text:style-name="P4"><text:span text:style-name="T5">NOTE: Check your GRADING CRITERIA FOR PROJECTS posted on Blackboard before </text:span></text:p>
      <text:p text:style-name="P4"><text:span text:style-name="T5"><text:s text:c="13"/>turning in your program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in" fo:margin-bottom="0.6in" fo:margin-left="0.7in" fo:margin-right="0.7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C 210   </dc:title>
    <meta:initial-creator>asalvati</meta:initial-creator>
    <dc:creator>Anna Salvati</dc:creator>
    <meta:editing-cycles>5</meta:editing-cycles>
    <meta:print-date>2004-03-29T14:46:00</meta:print-date>
    <meta:creation-date>2014-12-28T14:41:00</meta:creation-date>
    <dc:date>2016-03-23T20:01:00</dc:date>
    <meta:editing-duration>PT17M</meta:editing-duration>
    <meta:generator>LibreOffice/5.1.1.2$Linux_X86_64 LibreOffice_project/10m0$Build-2</meta:generator>
    <meta:document-statistic meta:table-count="0" meta:image-count="0" meta:object-count="0" meta:page-count="1" meta:paragraph-count="24" meta:word-count="349" meta:character-count="2000" meta:non-whitespace-character-count="1660"/>
    <meta:user-defined meta:name="AppVersion">14.0000</meta:user-defined>
    <meta:user-defined meta:name="Company">BMCC / CU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